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Replacements/Object 8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meta.xml" manifest:media-type="text/xml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</style:style>
    <style:style style:name="P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P3" style:family="paragraph" style:parent-style-name="Standard">
      <style:paragraph-properties fo:line-height="100%" fo:text-align="end" style:justify-single-word="false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100%" fo:text-align="start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9" style:family="paragraph" style:parent-style-name="Standard">
      <style:paragraph-properties fo:line-height="100%" fo:text-align="start" style:justify-single-word="false"/>
      <style:text-properties style:font-name="Times New Roman" fo:font-size="12pt" style:font-size-asian="12pt" style:font-name-complex="Times New Roman2" style:font-size-complex="12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1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3" style:family="paragraph" style:parent-style-name="List_20_Paragraph" style:list-style-name="WWNum4">
      <style:paragraph-properties fo:margin-left="1.27cm" fo:margin-right="0cm" fo:margin-top="0cm" fo:margin-bottom="0cm" style:contextual-spacing="true" fo:line-height="100%" fo:text-align="justify" style:justify-single-word="false" fo:text-indent="-0.635cm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style:font-name="Times New Roman" fo:font-size="12pt" fo:language="ru" fo:country="RU" fo:font-style="normal" officeooo:paragraph-rsid="000beace" style:font-size-asian="12pt" style:font-style-asian="normal" style:font-size-complex="12pt" style:font-style-complex="normal"/>
    </style:style>
    <style:style style:name="P15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  <style:text-properties officeooo:paragraph-rsid="0009286b"/>
    </style:style>
    <style:style style:name="P1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9286b"/>
    </style:style>
    <style:style style:name="P17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1cm" style:auto-text-indent="false"/>
      <style:text-properties officeooo:paragraph-rsid="0009e216"/>
    </style:style>
    <style:style style:name="P18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beace"/>
    </style:style>
    <style:style style:name="P19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  <style:text-properties officeooo:paragraph-rsid="000beace"/>
    </style:style>
    <style:style style:name="P20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beace"/>
    </style:style>
    <style:style style:name="P22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23" style:family="paragraph" style:parent-style-name="Standard" style:list-styl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style:font-size-asian="12pt" style:font-name-complex="Times New Roman2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Times New Roman" fo:font-size="12pt" style:font-size-asian="12pt" style:font-name-complex="Times New Roman2" style:font-size-complex="12pt"/>
    </style:style>
    <style:style style:name="P27" style:family="paragraph" style:parent-style-name="Standard">
      <style:paragraph-properties fo:line-height="100%" fo:text-align="end" style:justify-single-word="false"/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P28" style:family="paragraph" style:parent-style-name="Text_20_body" style:master-page-name="Converted1">
      <style:paragraph-properties fo:margin-top="0cm" fo:margin-bottom="0.106cm" style:contextual-spacing="false" fo:line-height="100%" fo:text-align="center" style:justify-single-word="false" style:page-number="auto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29" style:family="paragraph" style:parent-style-name="Text_20_body" style:master-page-name="Converted1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 style:page-number="auto"/>
      <style:text-properties fo:text-transform="uppercase" style:font-name="Times New Roman" fo:font-size="12pt" fo:font-weight="bold" officeooo:rsid="0009286b" officeooo:paragraph-rsid="0009286b" style:font-size-asian="12pt" style:font-weight-asian="bold" style:font-size-complex="12pt"/>
    </style:style>
    <style:style style:name="P30" style:family="paragraph" style:parent-style-name="Text_20_body" style:master-page-name="Converted1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 style:page-number="auto"/>
      <style:text-properties fo:text-transform="uppercase" style:font-name="Times New Roman" fo:font-size="12pt" fo:font-weight="bold" officeooo:rsid="0009286b" officeooo:paragraph-rsid="0009e216" style:font-size-asian="12pt" style:font-weight-asian="bold" style:font-size-complex="12pt"/>
    </style:style>
    <style:style style:name="P31" style:family="paragraph" style:parent-style-name="Text_20_body" style:master-page-name="Converted1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 style:page-number="auto"/>
      <style:text-properties fo:text-transform="uppercase" style:font-name="Times New Roman" fo:font-size="12pt" fo:font-weight="bold" officeooo:rsid="0009286b" officeooo:paragraph-rsid="0009e216" style:font-size-asian="12pt" style:font-weight-asian="bold" style:font-size-complex="12pt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2pt" officeooo:paragraph-rsid="0009286b" style:font-size-asian="12pt" style:font-size-complex="12pt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font-name="Times New Roman" fo:font-size="12pt" officeooo:paragraph-rsid="0009e216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09e216" style:font-size-asian="12pt" style:font-size-complex="12pt"/>
    </style:style>
    <style:style style:name="T3" style:family="text">
      <style:text-properties style:font-name="Times New Roman" fo:font-size="12pt" style:font-size-asian="12pt" style:font-name-complex="Times New Roman2" style:font-size-complex="12pt"/>
    </style:style>
    <style:style style:name="T4" style:family="text">
      <style:text-properties style:font-name="Times New Roman" fo:font-size="12pt" fo:language="ru" fo:country="RU" style:font-size-asian="12pt" style:font-name-complex="Times New Roman2" style:font-size-complex="12pt"/>
    </style:style>
    <style:style style:name="T5" style:family="text">
      <style:text-properties style:font-name="Times New Roman" fo:font-size="12pt" fo:language="ru" fo:country="RU" style:font-size-asian="12pt" style:font-size-complex="12pt"/>
    </style:style>
    <style:style style:name="T6" style:family="text"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ru" fo:country="RU" fo:font-style="normal" style:font-size-asian="12pt" style:font-style-asian="normal" style:font-size-complex="12pt" style:font-style-complex="normal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language="en" fo:country="US" style:font-size-asian="12pt" style:font-size-complex="12pt"/>
    </style:style>
    <style:style style:name="T11" style:family="text">
      <style:text-properties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12" style:family="text">
      <style:text-properties style:font-name="Times New Roman" fo:font-size="12pt" fo:language="en" fo:country="US" fo:font-style="normal" style:font-size-asian="12pt" style:font-style-asian="normal" style:font-size-complex="12pt" style:font-style-complex="normal"/>
    </style:style>
    <style:style style:name="T13" style:family="text">
      <style:text-properties fo:color="#000000" loext:opacity="100%" style:font-name="Times New Roman" fo:font-size="12pt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14" style:family="text">
      <style:text-properties fo:color="#000000" loext:opacity="100%" style:font-name="Times New Roman" fo:font-size="12pt" fo:language="ru" fo:country="RU" fo:font-style="normal" style:font-name-asian="Times New Roman2" style:font-size-asian="12pt" style:language-asian="ru" style:country-asian="RU" style:font-style-asian="normal" style:font-name-complex="Times New Roman2" style:font-size-complex="12pt" style:font-style-complex="normal"/>
    </style:style>
    <style:style style:name="T15" style:family="text">
      <style:text-properties fo:text-transform="uppercase" style:font-name="Times New Roman" fo:font-size="12pt" fo:font-weight="bold" officeooo:rsid="0009286b" style:font-size-asian="12pt" style:font-weight-asian="bold" style:font-size-complex="12pt"/>
    </style:style>
    <style:style style:name="T16" style:family="text">
      <style:text-properties fo:text-transform="uppercase" style:font-name="Times New Roman" fo:font-size="12pt" fo:font-weight="bold" officeooo:rsid="0009e216" style:font-size-asian="12pt" style:font-weight-asian="bold" style:font-size-complex="12pt"/>
    </style:style>
    <style:style style:name="T17" style:family="text">
      <style:text-properties officeooo:rsid="0009e216"/>
    </style:style>
    <style:style style:name="fr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Липецкий государственный технический университет</text:h>
      <text:p text:style-name="P7"/>
      <text:h text:style-name="P23" text:outline-level="1">Физико-технологический факультет</text:h>
      <text:h text:style-name="P23" text:outline-level="1">Кафедра высшей математики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3" text:outline-level="1">ПРОЕКТ </text:h>
      <text:h text:style-name="P23" text:outline-level="1">по математическому анализу</text:h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Студент<text:tab/><text:tab/><text:tab/><text:tab/><text:tab/><text:tab/><text:tab/> <text:s text:c="6"/>Камкин Илья Дмитриевич</text:p>
      <text:p text:style-name="P9"/>
      <text:p text:style-name="P9">Группа ПИ-21-1</text:p>
      <text:p text:style-name="P9"/>
      <text:p text:style-name="P5"><text:span text:style-name="T3">Руководитель:<text:tab/><text:tab/><text:tab/><text:tab/><text:tab/><text:tab/> <text:s/></text:span><text:span text:style-name="T4">Седых Ирина Александровна</text:span></text:p>
      <text:p text:style-name="P3"><text:span text:style-name="T3">доцент, </text:span><text:span text:style-name="T13">доктор тех. </text:span><text:span text:style-name="T14">н</text:span><text:span text:style-name="T13">аук, </text:span></text:p>
      <text:p text:style-name="P27">профессор кафедры высшей математики</text:p>
      <text:p text:style-name="P8"/>
      <text:p text:style-name="P6"/>
      <text:p text:style-name="P6"/>
      <text:p text:style-name="P4"><text:span text:style-name="T8">Липецк </text:span><text:span text:style-name="T9">2022 </text:span><text:span text:style-name="T6">г.</text:span></text:p>
      <text:p text:style-name="P28">1.1 Мат база градиентного спуска</text:p>
      <text:p text:style-name="P10"/>
      <text:p text:style-name="P1"><text:span text:style-name="T1">Градиентный спуск — простой метод оптимизации, позволяющий найти минимум целевой функции. Это жадный алгоритм, который делает шаг в сторону максимальной скорости убывания функции. Рассмотрим функцию нескольких переменных f(w), где </text:span><draw:frame draw:style-name="fr1" draw:name="1" text:anchor-type="as-char" svg:width="3.267cm" svg:height="0.661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. Чтобы найти w, при котором функция достигает своего локального минимума, градиентный спуск делает следующие шаги:</text:span></text:p>
      <text:p text:style-name="P11">1. Выбирается случайное значение w.</text:p>
      <text:p text:style-name="P11">2. Выбирается максимальное количество итераций T.</text:p>
      <text:p text:style-name="P1"><text:span text:style-name="T1">3. Выбирается значение скорости обучения (шаг сходимости) </text:span><draw:frame draw:style-name="fr1" draw:name="2" text:anchor-type="as-char" svg:width="1.575cm" svg:height="0.51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pan text:style-name="T1">4. Повторять следующие 2 шага пока значение </text:span><text:span text:style-name="T10">f </text:span><text:span text:style-name="T5">не станет приемлемым</text:span><text:span text:style-name="T1">, или число итераций не превысит T.</text:span></text:p>
      <text:p text:style-name="P1"><text:span text:style-name="T1"><text:tab/>a. Вычислить: </text:span><draw:frame draw:style-name="fr1" draw:name="3" text:anchor-type="as-char" svg:width="3.159cm" svg:height="0.55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text:span text:style-name="T1"><text:tab/>b. Перезаписать w: </text:span><draw:frame draw:style-name="fr1" draw:name="4" text:anchor-type="as-char" svg:width="2.057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<text:span text:style-name="T1">Здесь </text:span><draw:frame draw:style-name="fr1" draw:name="5" text:anchor-type="as-char" svg:width="5.443cm" svg:height="1.22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><text:span text:style-name="T1">Рассмотрим пример с функцией параболоида </text:span><draw:frame draw:style-name="fr1" draw:name="6" text:anchor-type="as-char" svg:width="3.064cm" svg:height="0.619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1"><text:s/>в качестве функции нескольких переменных. На каждой итерации </text:span><draw:frame draw:style-name="fr1" draw:name="7" text:anchor-type="as-char" svg:width="1.074cm" svg:height="0.531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1">обновляются так: </text:span><draw:frame draw:style-name="fr1" draw:name="8" text:anchor-type="as-char" svg:width="5.502cm" svg:height="0.586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><text:span text:style-name="T1"><text:tab/>Градиент можно рассматривать как вектор, указывающий направление, в котором функция возрастает быстрее всего. Следование отрицательному направлению градиента приведёт к точкам, в которых значение функции уменьшается с максимальной скоростью. Скорость </text:span><text:span text:style-name="Strong_20_Emphasis"><text:span text:style-name="T8">обучения</text:span></text:span><text:span text:style-name="T1">, также называемая </text:span><text:span text:style-name="Strong_20_Emphasis"><text:span text:style-name="T8">размером шага</text:span></text:span><text:span text:style-name="T1">, определяет, насколько быстро мы движемся в направлении от градиента. </text:span></text:p>
      <text:p text:style-name="P12"><text:tab/>При использовании градиентного спуска мы сталкиваемся со следующими проблемами: </text:p>
      <text:list xml:id="list2210952674" text:style-name="WWNum4">
        <text:list-item>
          <text:p text:style-name="P13">Попадание в ловушку локального минимума, что является прямым следствием жадности этого алгоритма.</text:p>
        </text:list-item>
        <text:list-item>
          <text:p text:style-name="P13">Превышение и отсутствие глобального оптимума — это прямой результат слишком быстрого движения по направлению градиента. </text:p>
        </text:list-item>
        <text:list-item>
          <text:p text:style-name="P13">Осцилляция - это явление, которое возникает, когда значение функции не изменяется существенно независимо от направления, в котором оно движется (так называемое плато).</text:p>
        </text:list-item>
      </text:list>
      <text:p text:style-name="P20"><text:span text:style-name="T1"><text:tab/>Чтобы решить эти проблемы, к выражению добавляется <text:s/>импульс α. Ниже формула для определённой итерации: </text:span><draw:frame draw:style-name="fr1" draw:name="9" text:anchor-type="as-char" svg:width="4.648cm" svg:height="0.587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0"/>
      <text:p text:style-name="P29">1.2 Мат база Ньютона</text:p>
      <text:p text:style-name="P32"/>
      <text:p text:style-name="P21"><text:span text:style-name="T1"><text:tab/>Метод Ньютона ищет такой </text:span><text:span text:style-name="T11">x, </text:span><text:span text:style-name="T7">что </text:span><text:span text:style-name="T12">f(x) = 0</text:span><text:span text:style-name="T11"> </text:span><text:span text:style-name="T7">это не совсем то, что нужно, ведь функция не обязательно имеет экстремум в нуле. Поэтому применяется метод Ньютона для оптимизации </text:span><text:span text:style-name="T12">[1]. </text:span><text:span text:style-name="T7">Это два разных метода, для последнего необходимо считать вторые производные (матрицу Гессе). Далее под методом Ньютона будет подразумеваться именно метод Ньютона для оптимизации. </text:span></text:p>
      <text:p text:style-name="P18"><text:span text:style-name="T7"><text:tab/>Метод Ньютона итеративный алгоритм, в одномерном случае выглядит следующим образом: </text:span><draw:frame draw:style-name="fr1" draw:name="10" text:anchor-type="as-char" svg:width="3.23cm" svg:height="1.238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14"><text:tab/>В многомерном случае первая производная заменяется на градиент, а вторая — на матрицу Гессе. Делить матрицы нельзя, поэтому происходит умножение на обратную матрицу. </text:p>
      <text:p text:style-name="P19"><draw:frame draw:style-name="fr1" draw:name="11" text:anchor-type="as-char" svg:width="3.408cm" svg:height="0.58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19"><draw:frame draw:style-name="fr1" draw:name="12" text:anchor-type="as-char" svg:width="2.24cm" svg:height="0.619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7"><text:s/></text:span></text:p>
      <text:p text:style-name="P19"><draw:frame draw:style-name="fr1" draw:name="13" text:anchor-type="as-char" svg:width="1.981cm" svg:height="0.531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19"><draw:frame draw:style-name="fr1" draw:name="14" text:anchor-type="as-char" svg:width="3.027cm" svg:height="0.591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8"><text:span text:style-name="T7"><text:tab/>Так же нам необходима проверка в том ли мы направлении движемся. Поэтому будем проверять матрицу Гессе, если она положительно определена</text:span><text:span text:style-name="T12"> [2] </text:span><text:span text:style-name="T7">— то мы движемся в правильном направлении, если нет — то будем использовать градиент для продвижения далее. </text:span></text:p>
      <text:p text:style-name="P16"><text:span text:style-name="T1"/></text:p>
      <text:p text:style-name="P29">2.1 Основной инструментарий</text:p>
      <text:p text:style-name="P32"/>
      <text:p text:style-name="P15"><text:span text:style-name="T1">Градиентный спуск — простой метод оптимизации, позволяющий найти минимум целевой функции. </text:span></text:p>
      <text:p text:style-name="P30">2.<text:span text:style-name="T17">2</text:span> <text:span text:style-name="T17">Реализация градиентного спуска</text:span></text:p>
      <text:p text:style-name="P33"/>
      <text:p text:style-name="P17"><text:span text:style-name="T1">Градиентный спуск — простой метод оптимизации, позволяющий найти минимум целевой функции. </text:span></text:p>
      <text:p text:style-name="P30">2.<text:span text:style-name="T17">3</text:span> <text:span text:style-name="T17">Реализация метода ньютона</text:span></text:p>
      <text:p text:style-name="P33"/>
      <text:p text:style-name="P17"><text:span text:style-name="T1">Градиентный спуск — простой метод оптимизации, позволяющий найти минимум целевой функции. </text:span></text:p>
      <text:p text:style-name="P30"><text:span text:style-name="T17">3.1</text:span> <text:span text:style-name="T17">Анализ на примере параболоида</text:span></text:p>
      <text:p text:style-name="P33"/>
      <text:p text:style-name="P17"><text:span text:style-name="T2">Градиентный спуск — простой метод оптимизации, позволяющий найти минимум целевой функции. </text:span></text:p>
      <text:p text:style-name="P30"><text:span text:style-name="T17">3.2</text:span> <text:span text:style-name="T17">Анализ на примере цифр</text:span></text:p>
      <text:p text:style-name="P33"/>
      <text:p text:style-name="P17"><text:span text:style-name="T2">Градиентный спуск — простой метод оптимизации, позволяющий найти минимум целевой функции. </text:span></text:p>
      <text:p text:style-name="P30"><text:span text:style-name="T17">4</text:span> <text:span text:style-name="T17">выводы</text:span></text:p>
      <text:p text:style-name="P33"/>
      <text:p text:style-name="P17"><text:span text:style-name="T2">Градиентный спуск — простой метод оптимизации, позволяющий найти минимум целевой функции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WWNum2" style:list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size-complex="14pt"/>
    </style:style>
    <style:style style:name="Знак_20_Знак1_20_Знак" style:display-name="Знак Знак1 Знак" style:family="paragraph" style:parent-style-name="Standard" style:auto-update="true">
      <style:paragraph-properties fo:margin-top="0cm" fo:margin-bottom="0.282cm" style:contextual-spacing="false" fo:line-height="0.423cm"/>
      <style:text-properties style:font-name="Times New Roman" fo:font-family="'Times New Roman'" style:font-family-generic="roman" style:font-pitch="variable" fo:font-size="14pt" fo:language="en" fo:country="US" fo:font-weight="bold" style:font-name-asian="SimSun" style:font-family-asian="SimSun" style:font-family-generic-asian="system" style:font-pitch-asian="variable" style:font-size-asian="14pt" style:font-weight-asian="bold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" fo:font-family="'Times New Roman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size-complex="14pt"/>
    </style:style>
    <style:style style:name="Основной_20_текст_20_Знак" style:display-name="Основной текст Знак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Лит-авторы" style:family="text">
      <style:text-properties fo:font-size="10pt" fo:letter-spacing="0.071cm" style:font-size-asian="10pt" style:font-size-complex="10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Symbol" style:font-charset="x-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charset="x-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9T10:37:00</meta:creation-date>
    <meta:initial-creator>User</meta:initial-creator>
    <dc:language>ru-RU</dc:language>
    <dc:date>2022-06-25T19:34:31.432509968</dc:date>
    <meta:editing-cycles>163</meta:editing-cycles>
    <meta:editing-duration>PT22H15M41S</meta:editing-duration>
    <meta:generator>LibreOffice/7.3.4.2$Linux_X86_64 LibreOffice_project/30$Build-2</meta:generator>
    <meta:document-statistic meta:table-count="0" meta:image-count="0" meta:object-count="14" meta:page-count="9" meta:paragraph-count="48" meta:word-count="464" meta:character-count="3613" meta:non-whitespace-character-count="3132"/>
    <meta:user-defined meta:name="AppVersion">15.0000</meta:user-defined>
    <meta:user-defined meta:name="Company">Hom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w</mi>
      <mo stretchy="false">=</mo>
      <msup>
        <mrow>
          <mo fence="true" form="prefix" stretchy="true">[</mo>
          <mrow>
            <mrow>
              <msub>
                <mi>ω</mi>
                <mn>1</mn>
              </msub>
              <mi>,</mi>
              <msub>
                <mi>ω</mi>
                <mn>2</mn>
              </msub>
              <mi>,</mi>
              <mn>...</mn>
              <mi>,</mi>
              <msub>
                <mi>ω</mi>
                <mi>n</mi>
              </msub>
            </mrow>
          </mrow>
          <mo fence="true" form="postfix" stretchy="true">]</mo>
        </mrow>
        <mi>T</mi>
      </msup>
    </mrow>
    <annotation encoding="StarMath 5.0">w = {left [{ω} rsub {1} , {ω} rsub {2} , ... , {ω} rsub {n} right ]} ^ {T}</annotation>
  </semantics>
</math>
</file>

<file path=Object 10/content.xml><?xml version="1.0" encoding="utf-8"?>
<math xmlns="http://www.w3.org/1998/Math/MathML" display="block">
  <semantics>
    <mrow>
      <mrow>
        <msub>
          <mi>w</mi>
          <mrow>
            <mi>k</mi>
            <mo stretchy="false">+</mo>
            <mn>1</mn>
          </mrow>
        </msub>
        <mo stretchy="false">=</mo>
        <msub>
          <mi>w</mi>
          <mi>k</mi>
        </msub>
      </mrow>
      <mi>−</mi>
      <mfrac>
        <mrow>
          <mi>f</mi>
          <mi>'</mi>
          <mrow>
            <mo fence="true" form="prefix" stretchy="true">(</mo>
            <mrow>
              <msub>
                <mi>w</mi>
                <mi>k</mi>
              </msub>
            </mrow>
            <mo fence="true" form="postfix" stretchy="true">)</mo>
          </mrow>
        </mrow>
        <mrow>
          <mi>f</mi>
          <mi>'</mi>
          <mi>'</mi>
          <mrow>
            <mo fence="true" form="prefix" stretchy="true">(</mo>
            <mrow>
              <msub>
                <mi>w</mi>
                <mi>k</mi>
              </msub>
            </mrow>
            <mo fence="true" form="postfix" stretchy="true">)</mo>
          </mrow>
        </mrow>
      </mfrac>
    </mrow>
    <annotation encoding="StarMath 5.0">{w} rsub {k + 1} = {w} rsub {k} − {f ' left ({w} rsub {k} right )} over {f ' ' left ({w} rsub {k} right )}</annotation>
  </semantics>
</math>
</file>

<file path=Object 11/content.xml><?xml version="1.0" encoding="utf-8"?>
<math xmlns="http://www.w3.org/1998/Math/MathML" display="block">
  <semantics>
    <mrow>
      <mi>f</mi>
      <mi>'</mi>
      <mrow>
        <mrow>
          <mo fence="true" form="prefix" stretchy="true">(</mo>
          <mrow>
            <msub>
              <mi>w</mi>
              <mi>k</mi>
            </msub>
          </mrow>
          <mo fence="true" form="postfix" stretchy="true">)</mo>
        </mrow>
        <mo stretchy="false">=</mo>
        <mi>∇</mi>
      </mrow>
      <mi>f</mi>
      <mrow>
        <mrow>
          <mo fence="true" form="prefix" stretchy="true">(</mo>
          <mrow>
            <msub>
              <mi>w</mi>
              <mi>k</mi>
            </msub>
          </mrow>
          <mo fence="true" form="postfix" stretchy="true">)</mo>
        </mrow>
        <mo stretchy="false">=</mo>
        <msub>
          <mi>g</mi>
          <mi>k</mi>
        </msub>
      </mrow>
    </mrow>
    <annotation encoding="StarMath 5.0">f ' left ({w} rsub {k} right ) = ∇ f left ({w} rsub {k} right ) = {g} rsub {k}</annotation>
  </semantics>
</math>
</file>

<file path=Object 12/content.xml><?xml version="1.0" encoding="utf-8"?>
<math xmlns="http://www.w3.org/1998/Math/MathML" display="block">
  <semantics>
    <mrow>
      <mrow>
        <msub>
          <mi>H</mi>
          <mi>k</mi>
        </msub>
        <mo stretchy="false">=</mo>
        <msup>
          <mi>∇</mi>
          <mn>2</mn>
        </msup>
      </mrow>
      <mi>f</mi>
      <mrow>
        <mo fence="true" form="prefix" stretchy="true">(</mo>
        <mrow>
          <msub>
            <mi>w</mi>
            <mi>k</mi>
          </msub>
        </mrow>
        <mo fence="true" form="postfix" stretchy="true">)</mo>
      </mrow>
    </mrow>
    <annotation encoding="StarMath 5.0">{H} rsub {k} = {∇} ^ {2} f left ({w} rsub {k} right )</annotation>
  </semantics>
</math>
</file>

<file path=Object 13/content.xml><?xml version="1.0" encoding="utf-8"?>
<math xmlns="http://www.w3.org/1998/Math/MathML" display="block">
  <semantics>
    <mrow>
      <msub>
        <mi>H</mi>
        <mi>k</mi>
      </msub>
      <mrow>
        <msub>
          <mi>g</mi>
          <mi>k</mi>
        </msub>
        <mo stretchy="false">=</mo>
        <mi>−</mi>
      </mrow>
      <msub>
        <mi>g</mi>
        <mi>k</mi>
      </msub>
    </mrow>
    <annotation encoding="StarMath 5.0">{H} rsub {k} {g} rsub {k} = − {g} rsub {k}</annotation>
  </semantics>
</math>
</file>

<file path=Object 14/content.xml><?xml version="1.0" encoding="utf-8"?>
<math xmlns="http://www.w3.org/1998/Math/MathML" display="block">
  <semantics>
    <mrow>
      <mrow>
        <msub>
          <mi>w</mi>
          <mrow>
            <mi>k</mi>
            <mo stretchy="false">+</mo>
            <mn>1</mn>
          </mrow>
        </msub>
        <mo stretchy="false">=</mo>
        <msub>
          <mi>w</mi>
          <mi>k</mi>
        </msub>
      </mrow>
      <mi>−</mi>
      <msubsup>
        <mi>H</mi>
        <mi>k</mi>
        <mrow>
          <mi>−</mi>
          <mn>1</mn>
        </mrow>
      </msubsup>
      <msub>
        <mi>g</mi>
        <mi>k</mi>
      </msub>
    </mrow>
    <annotation encoding="StarMath 5.0">{w} rsub {k + 1} = {w} rsub {k} − {H} rsub {k} rsup {− 1} {g} rsub {k}</annotation>
  </semantics>
</math>
</file>

<file path=Object 2/content.xml><?xml version="1.0" encoding="utf-8"?>
<math xmlns="http://www.w3.org/1998/Math/MathML" display="block">
  <semantics>
    <mrow>
      <mi>η</mi>
      <mi>∈</mi>
      <mrow>
        <mo fence="true" form="prefix" stretchy="true">[</mo>
        <mrow>
          <mrow>
            <mi>a</mi>
            <mi>,</mi>
            <mi>b</mi>
          </mrow>
        </mrow>
        <mo fence="true" form="postfix" stretchy="true">]</mo>
      </mrow>
    </mrow>
    <annotation encoding="StarMath 5.0">η ∈ left [a , b right ]</annotation>
  </semantics>
</math>
</file>

<file path=Object 3/content.xml><?xml version="1.0" encoding="utf-8"?>
<math xmlns="http://www.w3.org/1998/Math/MathML" display="block">
  <semantics>
    <mrow>
      <mi>Δ</mi>
      <mrow>
        <mi>w</mi>
        <mo stretchy="false">=</mo>
        <mi>−</mi>
      </mrow>
      <mi>η</mi>
      <mi>∗</mi>
      <mi>f</mi>
      <msub>
        <mi>'</mi>
        <mi>w</mi>
      </msub>
      <mrow>
        <mo fence="true" form="prefix" stretchy="true">(</mo>
        <mrow>
          <mi>w</mi>
        </mrow>
        <mo fence="true" form="postfix" stretchy="true">)</mo>
      </mrow>
    </mrow>
    <annotation encoding="StarMath 5.0">Δ w = − η ∗ f {'} rsub {w} left (w right )</annotation>
  </semantics>
</math>
</file>

<file path=Object 4/content.xml><?xml version="1.0" encoding="utf-8"?>
<math xmlns="http://www.w3.org/1998/Math/MathML" display="block">
  <semantics>
    <mrow>
      <mi>w</mi>
      <mi>←</mi>
      <mrow>
        <mi>w</mi>
        <mo stretchy="false">+</mo>
        <mi>Δ</mi>
      </mrow>
      <mi>w</mi>
    </mrow>
    <annotation encoding="StarMath 5.0">w ← w + Δ w</annotation>
  </semantics>
</math>
</file>

<file path=Object 5/content.xml><?xml version="1.0" encoding="utf-8"?>
<math xmlns="http://www.w3.org/1998/Math/MathML" display="block">
  <semantics>
    <mrow>
      <mi>f</mi>
      <mrow>
        <msub>
          <mi>'</mi>
          <mi>w</mi>
        </msub>
        <mo stretchy="false">=</mo>
        <mrow>
          <mo fence="true" form="prefix" stretchy="true">[</mo>
          <mrow>
            <mrow>
              <mfrac>
                <mrow>
                  <mi>∂</mi>
                  <mi>f</mi>
                  <mrow>
                    <mo fence="true" form="prefix" stretchy="true">(</mo>
                    <mrow>
                      <mi>w</mi>
                    </mrow>
                    <mo fence="true" form="postfix" stretchy="true">)</mo>
                  </mrow>
                </mrow>
                <mrow>
                  <mi>∂</mi>
                  <msub>
                    <mi>ω</mi>
                    <mn>1</mn>
                  </msub>
                </mrow>
              </mfrac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i>w</mi>
                    </mrow>
                    <mo fence="true" form="postfix" stretchy="true">)</mo>
                  </mrow>
                </mrow>
                <mrow>
                  <mi>∂</mi>
                  <msub>
                    <mi>ω</mi>
                    <mn>2</mn>
                  </msub>
                </mrow>
              </mfrac>
              <mi>,</mi>
              <mn>...</mn>
              <mi>,</mi>
              <mfrac>
                <mrow>
                  <mi>∂</mi>
                  <mi>f</mi>
                  <mrow>
                    <mo fence="true" form="prefix" stretchy="true">(</mo>
                    <mrow>
                      <mi>w</mi>
                    </mrow>
                    <mo fence="true" form="postfix" stretchy="true">)</mo>
                  </mrow>
                </mrow>
                <mrow>
                  <mi>∂</mi>
                  <msub>
                    <mi>ω</mi>
                    <mi>n</mi>
                  </msub>
                </mrow>
              </mfrac>
            </mrow>
          </mrow>
          <mo fence="true" form="postfix" stretchy="true">]</mo>
        </mrow>
      </mrow>
    </mrow>
    <annotation encoding="StarMath 5.0">f {'} rsub {w} = left [{∂ f left (w right )} over {∂ {ω} rsub {1}} , {∂ f left (w right )} over {∂ {ω} rsub {2}} , ... , {∂ f left (w right )} over {∂ {ω} rsub {n}} right ]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row>
              <msub>
                <mi>w</mi>
                <mn>1</mn>
              </msub>
              <mi>,</mi>
              <msub>
                <mi>w</mi>
                <mn>2</mn>
              </msub>
            </mrow>
          </mrow>
          <mo fence="true" form="postfix" stretchy="true">)</mo>
        </mrow>
        <mo stretchy="false">=</mo>
        <mrow>
          <msubsup>
            <mi>w</mi>
            <mn>1</mn>
            <mn>2</mn>
          </msubsup>
          <mo stretchy="false">+</mo>
          <msubsup>
            <mi>w</mi>
            <mn>2</mn>
            <mn>2</mn>
          </msubsup>
        </mrow>
      </mrow>
    </mrow>
    <annotation encoding="StarMath 5.0">f left ({w} rsub {1} , {w} rsub {2} right ) = {w} rsub {1} rsup {2} + {w} rsub {2} rsup {2}</annotation>
  </semantics>
</math>
</file>

<file path=Object 7/content.xml><?xml version="1.0" encoding="utf-8"?>
<math xmlns="http://www.w3.org/1998/Math/MathML" display="block">
  <semantics>
    <mrow>
      <msub>
        <mi>w</mi>
        <mn>1</mn>
      </msub>
      <mi>,</mi>
      <msub>
        <mi>w</mi>
        <mn>2</mn>
      </msub>
    </mrow>
    <annotation encoding="StarMath 5.0">{w} rsub {1} , {w} rsub {2}</annotation>
  </semantics>
</math>
</file>

<file path=Object 8/content.xml><?xml version="1.0" encoding="utf-8"?>
<math xmlns="http://www.w3.org/1998/Math/MathML" display="block">
  <semantics>
    <mrow>
      <mrow>
        <mo fence="true" form="prefix" stretchy="true">[</mo>
        <mrow>
          <mrow>
            <msub>
              <mi>w</mi>
              <mn>1</mn>
            </msub>
            <mi>,</mi>
            <msub>
              <mi>w</mi>
              <mn>2</mn>
            </msub>
          </mrow>
        </mrow>
        <mo fence="true" form="postfix" stretchy="true">]</mo>
      </mrow>
      <mi>←</mi>
      <mrow>
        <mo fence="true" form="prefix" stretchy="true">[</mo>
        <mrow>
          <mrow>
            <msub>
              <mi>w</mi>
              <mn>1</mn>
            </msub>
            <mi>,</mi>
            <msub>
              <mi>w</mi>
              <mn>2</mn>
            </msub>
          </mrow>
        </mrow>
        <mo fence="true" form="postfix" stretchy="true">]</mo>
      </mrow>
      <mi>−</mi>
      <mi>η</mi>
      <mrow>
        <mo fence="true" form="prefix" stretchy="true">[</mo>
        <mrow>
          <mrow>
            <mn>2</mn>
            <msub>
              <mi>w</mi>
              <mn>1</mn>
            </msub>
            <mi>,</mi>
            <mn>2</mn>
            <msub>
              <mi>w</mi>
              <mn>2</mn>
            </msub>
          </mrow>
        </mrow>
        <mo fence="true" form="postfix" stretchy="true">]</mo>
      </mrow>
    </mrow>
    <annotation encoding="StarMath 5.0">left [{w} rsub {1} , {w} rsub {2} right ] ← left [{w} rsub {1} , {w} rsub {2} right ] − η left [2 {w} rsub {1} , 2 {w} rsub {2} right ]</annotation>
  </semantics>
</math>
</file>

<file path=Object 9/content.xml><?xml version="1.0" encoding="utf-8"?>
<math xmlns="http://www.w3.org/1998/Math/MathML" display="block">
  <semantics>
    <mrow>
      <mi>Δ</mi>
      <mrow>
        <msub>
          <mi>w</mi>
          <mi>i</mi>
        </msub>
        <mo stretchy="false">=</mo>
        <mi>−</mi>
      </mrow>
      <mi>η</mi>
      <mi>∗</mi>
      <mi>f</mi>
      <msub>
        <mi>'</mi>
        <mi>w</mi>
      </msub>
      <mrow>
        <mrow>
          <mo fence="true" form="prefix" stretchy="true">(</mo>
          <mrow>
            <msub>
              <mi>w</mi>
              <mi>i</mi>
            </msub>
          </mrow>
          <mo fence="true" form="postfix" stretchy="true">)</mo>
        </mrow>
        <mo stretchy="false">+</mo>
        <mi>α</mi>
      </mrow>
      <msub>
        <mi>w</mi>
        <mrow>
          <mi>i</mi>
          <mi>−</mi>
          <mn>1</mn>
        </mrow>
      </msub>
    </mrow>
    <annotation encoding="StarMath 5.0">Δ {w} rsub {i} = − η ∗ f {'} rsub {w} left ({w} rsub {i} right ) + α {w} rsub {i − 1}</annotation>
  </semantics>
</math>
</file>